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400000001D20080C5704C49195.png" manifest:media-type="image/png"/>
  <manifest:file-entry manifest:full-path="Pictures/10000201000000340000001C7DD49C855B658F88.png" manifest:media-type="image/png"/>
  <manifest:file-entry manifest:full-path="Pictures/1000020100000031000000184126FBE7A879142E.png" manifest:media-type="image/png"/>
  <manifest:file-entry manifest:full-path="Pictures/1000020100000520000000CC2781271DC9D224AF.png" manifest:media-type="image/png"/>
  <manifest:file-entry manifest:full-path="Pictures/10000201000000420000001EBA6AC9430479F46E.png" manifest:media-type="image/png"/>
  <manifest:file-entry manifest:full-path="Pictures/10000201000000360000001B502E52AD2CE134C8.png" manifest:media-type="image/png"/>
  <manifest:file-entry manifest:full-path="Pictures/10000201000000380000001CA4C857503BA0788A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 style:list-style-name="L1">
      <style:graphic-properties draw:fill-color="#ffffff" draw:auto-grow-height="true" fo:min-height="13.49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 style:list-style-name="L1">
      <style:graphic-properties draw:fill-color="#ffffff" draw:auto-grow-height="true" fo:min-height="9.825cm"/>
    </style:style>
    <style:style style:name="pr5" style:family="presentation" style:parent-style-name="BrightBlue-subtitle" style:list-style-name="L1">
      <style:graphic-properties draw:fill-color="#ffffff" draw:auto-grow-height="true" fo:min-height="13.519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cm" fo:margin-bottom="0.356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style:font-name="Open Sans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203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cm" fo:margin-bottom="0.203cm" fo:text-align="start" fo:text-indent="0cm"/>
      <style:text-properties style:font-name="Open Sans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32pt" style:font-size-asian="32pt" style:font-size-complex="32pt"/>
    </style:style>
    <style:style style:name="T2" style:family="text">
      <style:text-properties fo:color="#00599d" style:font-name="Open Sans" fo:font-size="20pt" fo:font-weight="normal" fo:background-color="transparent" style:font-size-asian="20pt" style:font-weight-asian="normal" style:font-size-complex="20pt" style:font-weight-complex="normal"/>
    </style:style>
    <style:style style:name="T3" style:family="text">
      <style:text-properties style:use-window-font-color="true" style:font-name="Open Sans" fo:font-size="20pt" fo:font-weight="normal" fo:background-color="transparent" style:font-size-asian="20pt" style:font-weight-asian="normal" style:font-size-complex="20pt" style:font-weight-complex="normal"/>
    </style:style>
    <style:style style:name="T4" style:family="text">
      <style:text-properties fo:color="#1b75bc" style:font-name="Open Sans" fo:font-size="20pt" fo:font-weight="normal" fo:background-color="transparent" style:font-size-asian="20pt" style:font-weight-asian="normal" style:font-size-complex="20pt" style:font-weight-complex="normal"/>
    </style:style>
    <style:style style:name="T5" style:family="text">
      <style:text-properties style:use-window-font-color="true" style:font-name="Open Sans" fo:font-size="9pt" fo:font-weight="normal" fo:background-color="transparent" style:font-size-asian="9pt" style:font-weight-asian="normal" style:font-size-complex="9pt" style:font-weight-complex="normal"/>
    </style:style>
    <style:style style:name="T6" style:family="text">
      <style:text-properties fo:color="#071136" style:font-name="Open Sans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Open Sans" fo:font-size="20pt" style:font-size-asian="20pt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fo:color="#071136" style:text-outline="false" style:text-line-through-style="none" style:text-line-through-type="none" style:font-name="Open Sans" fo:font-size="20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10" style:family="text">
      <style:text-properties fo:color="#071136" style:font-name="Open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071136" style:font-name="Open Sans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Open Sans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UML introduction (class diagrams)</text:span></text:p>
          </draw:text-box>
        </draw:frame>
        <draw:frame presentation:style-name="pr2" draw:text-style-name="P3" draw:layer="layout" svg:width="24.996cm" svg:height="13.496cm" svg:x="1.462cm" svg:y="3.307cm" presentation:class="subtitle" presentation:user-transformed="true">
          <draw:text-box>
            <text:p text:style-name="P2"><text:span text:style-name="T2"/></text:p>
            <text:p text:style-name="P2"><text:span text:style-name="T2"><text:a xlink:href="https://en.wikipedia.org/wiki/Unified_Modeling_Language" xlink:type="simple">UML</text:a></text:span><text:span text:style-name="T2"><text:s/></text:span><text:span text:style-name="T3">- unified modeling language applicable in the field of software engineering at various stages such as concept, specification and implementation.</text:span></text:p>
            <text:p text:style-name="P2"><text:span text:style-name="T3">It provides a few types of diagrams: static, dynamic and physical.</text:span></text:p>
            <text:p text:style-name="P2"><text:span text:style-name="T3">In this course, however, we will talk a little bit about static diagrams, namely </text:span><text:span text:style-name="T4"><text:a xlink:href="https://en.wikipedia.org/wiki/Class_diagram" xlink:type="simple">class diagrams</text:a></text:span><text:span text:style-name="T4">.</text:span><text:span text:style-name="T3"> It should help us in explaining and understanding SOLID principles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>
          <draw:text-box>
            <text:p><text:span text:style-name="T1">UML introduction (class diagrams)</text:span></text:p>
          </draw:text-box>
        </draw:frame>
        <draw:frame presentation:style-name="pr4" draw:text-style-name="P3" draw:layer="layout" svg:width="24.996cm" svg:height="9.825cm" svg:x="1.524cm" svg:y="4.384cm" presentation:class="subtitle" presentation:user-transformed="true">
          <draw:text-box>
            <text:p text:style-name="P2"><text:span text:style-name="T6">Why learning a bit of UML?</text:span></text:p>
            <text:p text:style-name="P2"><text:span text:style-name="T7">It is the standardized notation that:</text:span></text:p>
            <text:list text:style-name="L1">
              <text:list-item>
                <text:p text:style-name="P2"><text:span text:style-name="T8"><text:s text:c="2"/></text:span><text:span text:style-name="T8">Specifies software systems</text:span></text:p>
              </text:list-item>
              <text:list-item>
                <text:p text:style-name="P2"><text:span text:style-name="T8"><text:s text:c="2"/></text:span><text:span text:style-name="T8">Documents design and architecture decisions</text:span></text:p>
              </text:list-item>
              <text:list-item>
                <text:p text:style-name="P2"><text:span text:style-name="T9"><text:s text:c="2"/></text:span><text:span text:style-name="T10">Helps communicate clearly in different contexts </text:span></text:p>
              </text:list-item>
            </text:list>
            <text:p text:style-name="P2"><text:span text:style-name="T7">In practice, only subset is actually needed and not really often, which depends on a specific job performed.</text:span></text:p>
            <text:list text:continue-numbering="true" text:style-name="L1">
              <text:list-header>
                <text:p text:style-name="P2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UML introduction (class diagrams)</text:span></text:p>
          </draw:text-box>
        </draw:frame>
        <draw:frame presentation:style-name="pr5" draw:text-style-name="P6" draw:layer="layout" svg:width="24.638cm" svg:height="13.519cm" svg:x="1.524cm" svg:y="3.556cm" presentation:class="subtitle" presentation:user-transformed="true">
          <draw:text-box>
            <text:p text:style-name="P5"><text:span text:style-name="T11">Class diagrams</text:span></text:p>
            <text:p text:style-name="P5"><text:span text:style-name="T12">Basically these diagrams consist of rectangles, representing classes, and arrows, representing relationship between classes. </text:span></text:p>
            <text:p text:style-name="P5"><text:span text:style-name="T12">Classes have attributes (data members) and operations (member functions) <text:s/>with access identifiers such as public (+), private (-) and protected (#). </text:span></text:p>
            <text:p text:style-name="P5"><text:span text:style-name="T12">Relationships are depicted as follows:</text:span></text:p>
            <text:p text:style-name="P5"><text:span text:style-name="T12">- <text:s/>Association </text:span></text:p>
            <text:p text:style-name="P5"><text:span text:style-name="T12">- <text:s/>Inheritance</text:span></text:p>
            <text:p text:style-name="P5"><text:span text:style-name="T12">- <text:s/>Realization / implementation</text:span></text:p>
            <text:p text:style-name="P5"><text:span text:style-name="T12">- <text:s/>Dependency</text:span></text:p>
            <text:p text:style-name="P5"><text:span text:style-name="T12">- <text:s/>Aggregation</text:span></text:p>
            <text:p text:style-name="P5"><text:span text:style-name="T12">- <text:s/>Composition </text:span></text:p>
            <text:p text:style-name="P5"><text:span text:style-name="T12"/></text:p>
            <text:list text:style-name="L1">
              <text:list-header>
                <text:p text:style-name="P5"><text:span text:style-name="T12"/></text:p>
              </text:list-header>
            </text:list>
          </draw:text-box>
        </draw:frame>
        <draw:frame draw:style-name="gr2" draw:text-style-name="P7" draw:layer="layout" svg:width="1.481cm" svg:height="0.74cm" svg:x="5.885cm" svg:y="9.166cm">
          <draw:image xlink:href="Pictures/10000201000000380000001CA4C857503BA0788A.png" xlink:type="simple" xlink:show="embed" xlink:actuate="onLoad">
            <text:p/>
          </draw:image>
        </draw:frame>
        <draw:frame draw:style-name="gr2" draw:text-style-name="P7" draw:layer="layout" svg:width="1.524cm" svg:height="0.634cm" svg:x="5.842cm" svg:y="10.288cm">
          <draw:image xlink:href="Pictures/1000020100000031000000184126FBE7A879142E.png" xlink:type="simple" xlink:show="embed" xlink:actuate="onLoad">
            <text:p/>
          </draw:image>
        </draw:frame>
        <draw:frame draw:style-name="gr2" draw:text-style-name="P7" draw:layer="layout" svg:width="1.375cm" svg:height="0.74cm" svg:x="10.16cm" svg:y="11.176cm">
          <draw:image xlink:href="Pictures/10000201000000340000001C7DD49C855B658F88.png" xlink:type="simple" xlink:show="embed" xlink:actuate="onLoad">
            <text:p/>
          </draw:image>
        </draw:frame>
        <draw:frame draw:style-name="gr2" draw:text-style-name="P7" draw:layer="layout" svg:width="1.428cm" svg:height="0.713cm" svg:x="5.842cm" svg:y="12.241cm">
          <draw:image xlink:href="Pictures/10000201000000360000001B502E52AD2CE134C8.png" xlink:type="simple" xlink:show="embed" xlink:actuate="onLoad">
            <text:p/>
          </draw:image>
        </draw:frame>
        <draw:frame draw:style-name="gr2" draw:text-style-name="P7" draw:layer="layout" svg:width="1.745cm" svg:height="0.793cm" svg:x="5.789cm" svg:y="14.193cm">
          <draw:image xlink:href="Pictures/10000201000000420000001EBA6AC9430479F46E.png" xlink:type="simple" xlink:show="embed" xlink:actuate="onLoad">
            <text:p/>
          </draw:image>
        </draw:frame>
        <draw:frame draw:style-name="gr2" draw:text-style-name="P7" draw:layer="layout" svg:width="1.692cm" svg:height="0.766cm" svg:x="5.842cm" svg:y="13.204cm">
          <draw:image xlink:href="Pictures/10000201000000400000001D20080C5704C4919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3H53M28S</meta:editing-duration>
    <meta:editing-cycles>60</meta:editing-cycles>
    <meta:generator>LibreOffice/6.0.7.3$Linux_X86_64 LibreOffice_project/00m0$Build-3</meta:generator>
    <dc:title>Bright Blue</dc:title>
    <dc:date>2021-01-04T13:29:21.384540957</dc:date>
    <meta:document-statistic meta:object-count="40"/>
  </office:meta>
</office:document-meta>
</file>